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9fe5" officeooo:paragraph-rsid="00079fe5"/>
    </style:style>
    <style:style style:name="P2" style:family="paragraph" style:parent-style-name="Standard">
      <style:text-properties officeooo:rsid="00079fe5" officeooo:paragraph-rsid="0008a395"/>
    </style:style>
    <style:style style:name="P3" style:family="paragraph" style:parent-style-name="Standard">
      <style:text-properties officeooo:rsid="0008a395" officeooo:paragraph-rsid="0008a395"/>
    </style:style>
    <style:style style:name="T1" style:family="text">
      <style:text-properties officeooo:rsid="00079fe5"/>
    </style:style>
    <style:style style:name="T2" style:family="text">
      <style:text-properties officeooo:rsid="0008a395"/>
    </style:style>
    <style:style style:name="T3" style:family="text">
      <style:text-properties officeooo:rsid="00034ce1"/>
    </style:style>
    <style:style style:name="T4" style:family="text">
      <style:text-properties officeooo:rsid="0002da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Gracz wybiera przycisk "Rozpocznij nową grę"</text:p>
      <text:p text:style-name="P1">2. Gracz nazywa postać.</text:p>
      <text:p text:style-name="P1">3. <text:span text:style-name="T2">P</text:span>ostać pojawia się na losowo wygenerowanej mapie z zakrytymi polami.</text:p>
      <text:p text:style-name="P3">3.A Nie jest to piąta, dziesiąta, piętnasta ani dwudziesta mapa dla danej postaci.</text:p>
      <text:p text:style-name="P1"><text:span text:style-name="T2"><text:tab/>3.A.1</text:span> Gracz wybiera myszką jedno z pól sąsiadujących z już odkrytym polem.</text:p>
      <text:p text:style-name="P1"><text:span text:style-name="T2"><text:tab/></text:span><text:tab/>3.A.1.A Odkryte pole jest puste.</text:p>
      <text:p text:style-name="P2"><text:span text:style-name="T2"><text:tab/></text:span><text:tab/><text:tab/>3.A.1.A.1 Przejdź do kroku <text:span text:style-name="T2">3.A.1</text:span>.</text:p>
      <text:p text:style-name="P1"><text:span text:style-name="T2"><text:tab/></text:span><text:tab/>3.A.1.B Odkryte pole zawiera przedmiot.</text:p>
      <text:p text:style-name="P1"><text:span text:style-name="T2"><text:tab/></text:span><text:tab/><text:tab/>3.A.1.B.A Gracz podnosi przedmiot </text:p>
      <text:p text:style-name="P1"><text:span text:style-name="T2"><text:tab/></text:span><text:tab/><text:tab/><text:tab/>3.A.1.B.A.1 Przedmiot trafia do plecaka postaci.</text:p>
      <text:p text:style-name="P2"><text:span text:style-name="T2"><text:tab/></text:span><text:tab/><text:tab/><text:tab/>3.A.1.B.A.2 Przejdź do kroku <text:span text:style-name="T2">3.A.1</text:span>.</text:p>
      <text:p text:style-name="P1"><text:span text:style-name="T2"><text:tab/></text:span><text:tab/><text:tab/>3.A.1.B.B Gracz ignoruje przedmiot.</text:p>
      <text:p text:style-name="P1"><text:span text:style-name="T2"><text:tab/></text:span><text:tab/><text:tab/><text:tab/>3.A.1.B.B.1 Przedmiot pozostaje na odkrytym polu.</text:p>
      <text:p text:style-name="P2"><text:span text:style-name="T2"><text:tab/></text:span><text:tab/><text:tab/><text:tab/>3.A.1.B.B.2 Przejdź do kroku <text:span text:style-name="T2">3.A.1</text:span>.</text:p>
      <text:p text:style-name="P1"><text:span text:style-name="T2"><text:tab/></text:span><text:tab/>3.A.1.C Odkryte pole zawiera przeciwnika</text:p>
      <text:p text:style-name="P1"><text:span text:style-name="T2"><text:tab/></text:span><text:tab/><text:tab/>3.A.1.C.A Gracz ignoruje przeciwnika</text:p>
      <text:p text:style-name="P1"><text:span text:style-name="T2"><text:tab/></text:span><text:tab/><text:tab/><text:tab/>3.A.1.C.A.1 Przeciwnik pozostaje na odkrytym polu.</text:p>
      <text:p text:style-name="P2"><text:span text:style-name="T2"><text:tab/></text:span><text:tab/><text:tab/><text:tab/>3.A.1.C.A.2 Przejdź do kroku <text:span text:style-name="T2">3.A.1</text:span>.</text:p>
      <text:p text:style-name="P1"><text:span text:style-name="T2"><text:tab/></text:span><text:tab/><text:tab/>3.A.1.C.B Gracz wybiera walkę z przeciwnikiem.</text:p>
      <text:p text:style-name="P1"><text:span text:style-name="T2"><text:tab/></text:span><text:tab/><text:tab/><text:tab/>3.A.1.C.B.1 Ruch gracza.</text:p>
      <text:p text:style-name="P1"><text:span text:style-name="T2"><text:tab/></text:span><text:tab/><text:tab/><text:tab/><text:tab/>3.A.1.C.B.1.A Gracz atakuje przeciwnika</text:p>
      <text:p text:style-name="P1"><text:span text:style-name="T2"><text:tab/></text:span><text:tab/><text:tab/><text:tab/><text:tab/><text:tab/>3.A.1.C.B.1.A.A Przeciwnik nie umiera</text:p>
      <text:p text:style-name="P1"><text:span text:style-name="T2"><text:tab/></text:span><text:tab/><text:tab/><text:tab/><text:tab/><text:tab/><text:tab/>3.A.1.C.B.1.A.A.1 Przejdź do kroku <text:span text:style-name="T2"><text:tab/><text:tab/><text:tab/><text:tab/><text:tab/><text:tab/><text:tab/><text:tab/></text:span>3.A.1.C.B.A</text:p>
      <text:p text:style-name="P1"><text:span text:style-name="T2"><text:tab/></text:span><text:tab/><text:tab/><text:tab/><text:tab/><text:tab/>3.A.1.C.B.1.A.B Przeciwnik umiera</text:p>
      <text:p text:style-name="P1"><text:span text:style-name="T2"><text:tab/></text:span><text:tab/><text:tab/><text:tab/><text:tab/><text:tab/><text:tab/>3.A.1.C.B.1.A.B.1 Postać otrzymuje nagrodę za <text:span text:style-name="T2"><text:tab/><text:tab/><text:tab/><text:tab/><text:tab/><text:tab/><text:tab/></text:span>pokonanie<text:span text:style-name="T2"> </text:span>przeciwnika</text:p>
      <text:p text:style-name="P2"><text:tab/><text:span text:style-name="T2"><text:tab/></text:span><text:tab/><text:tab/><text:tab/><text:tab/><text:tab/>3.A.1.C.B.1.A.B.2 Przejdź do kroku <text:span text:style-name="T2">3.A.1</text:span>.</text:p>
      <text:p text:style-name="P1"><text:tab/><text:span text:style-name="T2"><text:tab/></text:span><text:tab/><text:tab/><text:tab/>3.A.1.C.B.1.B Gracz używa przedmiotu z plecaka</text:p>
      <text:p text:style-name="P1"><text:tab/><text:span text:style-name="T2"><text:tab/></text:span><text:tab/><text:tab/>3.A.1.C.B.2 Ruch przeciwnika.</text:p>
      <text:p text:style-name="P1"><text:tab/><text:span text:style-name="T2"><text:tab/></text:span><text:tab/><text:tab/><text:tab/>3.A.1.C.B.2.1 Przeciwnik atakuje gracza</text:p>
      <text:p text:style-name="P1"><text:tab/><text:span text:style-name="T2"><text:tab/></text:span><text:tab/><text:tab/><text:tab/><text:tab/>3.A.1.C.B.2.1.A Gracz nie ginie</text:p>
      <text:p text:style-name="P1"><text:tab/><text:span text:style-name="T2"><text:tab/></text:span><text:tab/><text:tab/><text:tab/><text:tab/><text:tab/>3.A.1.C.B.2.1.A.1 Przejdź do kroku 3.A.1.C.B.1</text:p>
      <text:p text:style-name="P1"><text:tab/><text:span text:style-name="T2"><text:tab/></text:span><text:tab/><text:tab/><text:tab/><text:tab/>3.A.1.C.B.2.1.B Gracz ginie</text:p>
      <text:p text:style-name="P1"><text:tab/><text:span text:style-name="T2"><text:tab/></text:span><text:tab/><text:tab/><text:tab/><text:tab/><text:tab/>3.A.1.C.B.2.1.B.1 Koniec gry. Zostaje <text:span text:style-name="T2"><text:tab/><text:tab/><text:tab/><text:tab/><text:tab/><text:tab/><text:tab/><text:tab/></text:span>wyświetlone menu.</text:p>
      <text:p text:style-name="P1"><text:tab/><text:span text:style-name="T2"><text:tab/></text:span>3.A.1.D Odkryte pole zawiera klucz</text:p>
      <text:p text:style-name="P1"><text:tab/><text:span text:style-name="T2"><text:tab/></text:span><text:tab/>3.A.1.D.1 w interfejsie pojawia się informacja o posiadaniu klucza przez <text:span text:style-name="T2"><text:tab/><text:tab/><text:tab/><text:tab/></text:span>postać.</text:p>
      <text:p text:style-name="P1"><text:tab/><text:span text:style-name="T2"><text:tab/></text:span>3.A.1.E Odkryte pole zawiera drzwi</text:p>
      <text:p text:style-name="P1"><text:tab/><text:span text:style-name="T2"><text:tab/></text:span><text:tab/>3.A.1.E.A Gracz posiada klucz</text:p>
      <text:p text:style-name="P3"><text:tab/><text:tab/><text:tab/><text:tab/>3.A.1.E.A.A Gracz otwiera drzwi</text:p>
      <text:p text:style-name="P3"><text:tab/><text:tab/><text:tab/><text:tab/><text:tab/>3.A.1.E.A.A Przejdź do kroku 3</text:p>
      <text:p text:style-name="P3"><text:tab/><text:tab/><text:tab/><text:tab/>3.A.1.E.A.B Gracz ignoruje drzwi</text:p>
      <text:p text:style-name="P1"><text:tab/><text:span text:style-name="T2"><text:tab/></text:span><text:tab/>3.A.1.E.B Gracz nie posiada <text:span text:style-name="T2">klucza</text:span></text:p>
      <text:p text:style-name="P3"><text:tab/><text:tab/><text:tab/><text:tab/>3.A.1.E.B.1 Przejdź do kroku 3.A.1.</text:p>
      <text:p text:style-name="P3">3.<text:span text:style-name="T3">B</text:span> <text:span text:style-name="T3">J</text:span>est to piąta, dziesiąta albo piętnasta mapa dla danej postaci.</text:p>
      <text:p text:style-name="P2"><text:span text:style-name="T2"><text:tab/>3.B.1</text:span> Gracz wybiera myszką jedno z pól sąsiadujących z już odkrytym polem.</text:p>
      <text:p text:style-name="P2"><text:span text:style-name="T2"><text:tab/></text:span><text:tab/>3.B.1.A Odkryte pole jest puste.</text:p>
      <text:p text:style-name="P2"><text:span text:style-name="T2"><text:tab/></text:span><text:tab/><text:tab/>3.B.1.A.1 Przejdź do kroku <text:span text:style-name="T2">3.B.1</text:span>.</text:p>
      <text:p text:style-name="P2"><text:span text:style-name="T2"><text:tab/></text:span><text:tab/>3.B.1.B Odkryte pole zawiera przedmiot.</text:p>
      <text:p text:style-name="P2"><text:span text:style-name="T2"><text:tab/></text:span><text:tab/><text:tab/>3.B.1.B.A Gracz podnosi przedmiot </text:p>
      <text:p text:style-name="P2"><text:soft-page-break/><text:span text:style-name="T2"><text:tab/></text:span><text:tab/><text:tab/><text:tab/>3.B.1.B.A.1 Przedmiot trafia do plecaka postaci.</text:p>
      <text:p text:style-name="P2"><text:span text:style-name="T2"><text:tab/></text:span><text:tab/><text:tab/><text:tab/>3.B.1.B.A.2 Przejdź do kroku <text:span text:style-name="T2">3.B.1</text:span>.</text:p>
      <text:p text:style-name="P2"><text:span text:style-name="T2"><text:tab/></text:span><text:tab/><text:tab/>3.B.1.B.B Gracz ignoruje przedmiot.</text:p>
      <text:p text:style-name="P2"><text:span text:style-name="T2"><text:tab/></text:span><text:tab/><text:tab/><text:tab/>3.B.1.B.B.1 Przedmiot pozostaje na odkrytym polu.</text:p>
      <text:p text:style-name="P2"><text:span text:style-name="T2"><text:tab/></text:span><text:tab/><text:tab/><text:tab/>3.B.1.B.B.2 Przejdź do kroku <text:span text:style-name="T2">3.B.1</text:span>.</text:p>
      <text:p text:style-name="P2"><text:span text:style-name="T2"><text:tab/></text:span><text:tab/>3.B.1.C Odkryte pole zawiera przeciwnika</text:p>
      <text:p text:style-name="P2"><text:span text:style-name="T2"><text:tab/></text:span><text:tab/><text:tab/>3.B.1.C.A Gracz ignoruje przeciwnika</text:p>
      <text:p text:style-name="P2"><text:span text:style-name="T2"><text:tab/></text:span><text:tab/><text:tab/><text:tab/>3.B.1.C.A.1 Przeciwnik pozostaje na odkrytym polu.</text:p>
      <text:p text:style-name="P2"><text:span text:style-name="T2"><text:tab/></text:span><text:tab/><text:tab/><text:tab/>3.B.1.C.A.2 Przejdź do kroku <text:span text:style-name="T2">3.B.1</text:span>.</text:p>
      <text:p text:style-name="P2"><text:span text:style-name="T2"><text:tab/></text:span><text:tab/><text:tab/>3.B.1.C.B Gracz wybiera walkę z przeciwnikiem.</text:p>
      <text:p text:style-name="P2"><text:span text:style-name="T2"><text:tab/></text:span><text:tab/><text:tab/><text:tab/>3.B.1.C.B.1 Ruch gracza.</text:p>
      <text:p text:style-name="P2"><text:span text:style-name="T2"><text:tab/></text:span><text:tab/><text:tab/><text:tab/><text:tab/>3.B.1.C.B.1.A Gracz atakuje przeciwnika</text:p>
      <text:p text:style-name="P2"><text:span text:style-name="T2"><text:tab/></text:span><text:tab/><text:tab/><text:tab/><text:tab/><text:tab/>3.B.1.C.B.1.A.A Przeciwnik nie umiera</text:p>
      <text:p text:style-name="P2"><text:span text:style-name="T2"><text:tab/></text:span><text:tab/><text:tab/><text:tab/><text:tab/><text:tab/><text:tab/>3.B.1.C.B.1.A.A.1 Przejdź do kroku <text:span text:style-name="T2"><text:tab/><text:tab/><text:tab/><text:tab/><text:tab/><text:tab/><text:tab/><text:tab/></text:span>3.B.1.C.B.<text:span text:style-name="T2">2</text:span></text:p>
      <text:p text:style-name="P2"><text:span text:style-name="T2"><text:tab/></text:span><text:tab/><text:tab/><text:tab/><text:tab/><text:tab/>3.B.1.C.B.1.A.B Przeciwnik umiera</text:p>
      <text:p text:style-name="P2"><text:span text:style-name="T2"><text:tab/></text:span><text:tab/><text:tab/><text:tab/><text:tab/><text:tab/><text:tab/>3.B.1.C.B.1.A.B.1 Postać otrzymuje nagrodę za <text:span text:style-name="T2"><text:tab/><text:tab/><text:tab/><text:tab/><text:tab/><text:tab/><text:tab/></text:span>pokonanie<text:span text:style-name="T2"> </text:span>przeciwnika</text:p>
      <text:p text:style-name="P2"><text:tab/><text:span text:style-name="T2"><text:tab/></text:span><text:tab/><text:tab/><text:tab/><text:tab/><text:tab/>3.B.1.C.B.1.A.B.2 Przejdź do kroku <text:span text:style-name="T2">3.B.1</text:span>.</text:p>
      <text:p text:style-name="P2"><text:tab/><text:span text:style-name="T2"><text:tab/></text:span><text:tab/><text:tab/><text:tab/>3.B.1.C.B.1.B Gracz używa przedmiotu z plecaka</text:p>
      <text:p text:style-name="P2"><text:tab/><text:span text:style-name="T2"><text:tab/></text:span><text:tab/><text:tab/>3.B.1.C.B.2 Ruch przeciwnika.</text:p>
      <text:p text:style-name="P2"><text:tab/><text:span text:style-name="T2"><text:tab/></text:span><text:tab/><text:tab/><text:tab/>3.B.1.C.B.2.1 Przeciwnik atakuje gracza</text:p>
      <text:p text:style-name="P2"><text:tab/><text:span text:style-name="T2"><text:tab/></text:span><text:tab/><text:tab/><text:tab/><text:tab/>3.B.1.C.B.2.1.A Gracz nie ginie</text:p>
      <text:p text:style-name="P2"><text:tab/><text:span text:style-name="T2"><text:tab/></text:span><text:tab/><text:tab/><text:tab/><text:tab/><text:tab/>3.B.1.C.B.2.1.A.1 Przejdź do kroku 3.B.1.C.B.1</text:p>
      <text:p text:style-name="P2"><text:tab/><text:span text:style-name="T2"><text:tab/></text:span><text:tab/><text:tab/><text:tab/><text:tab/>3.B.1.C.B.2.1.B Gracz ginie</text:p>
      <text:p text:style-name="P2"><text:tab/><text:span text:style-name="T2"><text:tab/></text:span><text:tab/><text:tab/><text:tab/><text:tab/><text:tab/>3.B.1.C.B.2.1.B.1 Koniec gry. Zostaje <text:span text:style-name="T2"><text:tab/><text:tab/><text:tab/><text:tab/><text:tab/><text:tab/><text:tab/><text:tab/></text:span>wyświetlone menu.</text:p>
      <text:p text:style-name="P2"><text:tab/><text:span text:style-name="T2"><text:tab/></text:span>3.B.1.D Odkryte pole zawiera <text:span text:style-name="T2">specjalnego przeciwnika</text:span></text:p>
      <text:p text:style-name="P2"><text:span text:style-name="T2"><text:tab/></text:span><text:tab/><text:tab/>3.B.1.<text:span text:style-name="T2">D</text:span>.A Gracz ignoruje przeciwnika</text:p>
      <text:p text:style-name="P2"><text:span text:style-name="T2"><text:tab/></text:span><text:tab/><text:tab/><text:tab/>3.B.1.<text:span text:style-name="T2">D</text:span>.A.1 Przeciwnik pozostaje na odkrytym polu.</text:p>
      <text:p text:style-name="P2"><text:span text:style-name="T2"><text:tab/></text:span><text:tab/><text:tab/><text:tab/>3.B.1<text:span text:style-name="T2">.D</text:span>.A.2 Przejdź do kroku <text:span text:style-name="T2">3.B.1</text:span>.</text:p>
      <text:p text:style-name="P2"><text:span text:style-name="T2"><text:tab/></text:span><text:tab/><text:tab/>3.B.1.<text:span text:style-name="T2">D</text:span>.B Gracz wybiera walkę z<text:span text:style-name="T2">e specjalnym</text:span> przeciwnikiem.</text:p>
      <text:p text:style-name="P2"><text:span text:style-name="T2"><text:tab/></text:span><text:tab/><text:tab/><text:tab/>3.B.1.<text:span text:style-name="T2">D</text:span>.B.1 Ruch gracza.</text:p>
      <text:p text:style-name="P2"><text:span text:style-name="T2"><text:tab/></text:span><text:tab/><text:tab/><text:tab/><text:tab/>3.B.1.<text:span text:style-name="T2">D</text:span>.B.1.A Gracz atakuje przeciwnika</text:p>
      <text:p text:style-name="P2"><text:span text:style-name="T2"><text:tab/></text:span><text:tab/><text:tab/><text:tab/><text:tab/><text:tab/>3.B.1.<text:span text:style-name="T2">D</text:span>.B.1.A.A Przeciwnik nie umiera</text:p>
      <text:p text:style-name="P2"><text:span text:style-name="T2"><text:tab/></text:span><text:tab/><text:tab/><text:tab/><text:tab/><text:tab/><text:tab/>3.B.1.<text:span text:style-name="T2">D</text:span>.B.1.A.A.1 Przejdź do kroku <text:span text:style-name="T2"><text:tab/><text:tab/><text:tab/><text:tab/><text:tab/><text:tab/><text:tab/><text:tab/></text:span>3.B.1.<text:span text:style-name="T2">D</text:span>.B.<text:span text:style-name="T2">2</text:span></text:p>
      <text:p text:style-name="P2"><text:span text:style-name="T2"><text:tab/></text:span><text:tab/><text:tab/><text:tab/><text:tab/><text:tab/>3.B.1.<text:span text:style-name="T2">D</text:span>.B.1.A.B Przeciwnik umiera</text:p>
      <text:p text:style-name="P2"><text:span text:style-name="T2"><text:tab/></text:span><text:tab/><text:tab/><text:tab/><text:tab/><text:tab/><text:tab/>3.B.1.<text:span text:style-name="T2">D</text:span>.B.1.A.B.1 Postać otrzymuje nagrodę za <text:span text:style-name="T2"><text:tab/><text:tab/><text:tab/><text:tab/><text:tab/><text:tab/><text:tab/></text:span>pokonanie<text:span text:style-name="T2"> </text:span>przeciwnika</text:p>
      <text:p text:style-name="P2"><text:tab/><text:span text:style-name="T2"><text:tab/></text:span><text:tab/><text:tab/><text:tab/><text:tab/><text:tab/>3.B.1.<text:span text:style-name="T2">D</text:span>.B.1.A.B.2 Przejdź do kroku <text:span text:style-name="T2">3</text:span>.</text:p>
      <text:p text:style-name="P2"><text:tab/><text:span text:style-name="T2"><text:tab/></text:span><text:tab/><text:tab/><text:tab/>3.B.1.<text:span text:style-name="T2">D</text:span>.B.1.B Gracz używa przedmiotu z plecaka</text:p>
      <text:p text:style-name="P2"><text:tab/><text:span text:style-name="T2"><text:tab/></text:span><text:tab/><text:tab/>3.B.1.<text:span text:style-name="T2">D</text:span>.B.2 Ruch przeciwnika.</text:p>
      <text:p text:style-name="P2"><text:tab/><text:span text:style-name="T2"><text:tab/></text:span><text:tab/><text:tab/><text:tab/>3.B.1.<text:span text:style-name="T2">D</text:span>.B.2.1 Przeciwnik atakuje gracza</text:p>
      <text:p text:style-name="P2"><text:tab/><text:span text:style-name="T2"><text:tab/></text:span><text:tab/><text:tab/><text:tab/><text:tab/>3.B.1.<text:span text:style-name="T2">D</text:span>.B.2.1.A Gracz nie ginie</text:p>
      <text:p text:style-name="P2"><text:tab/><text:span text:style-name="T2"><text:tab/></text:span><text:tab/><text:tab/><text:tab/><text:tab/><text:tab/>3.B.1.<text:span text:style-name="T2">D</text:span>.B.2.1.A.1 Przejdź do kroku 3.B.1.<text:span text:style-name="T2">D</text:span>.B.1</text:p>
      <text:p text:style-name="P2"><text:tab/><text:span text:style-name="T2"><text:tab/></text:span><text:tab/><text:tab/><text:tab/><text:tab/>3.B.1.<text:span text:style-name="T2">D</text:span>.B.2.1.B Gracz ginie</text:p>
      <text:p text:style-name="P3"><text:span text:style-name="T1"><text:tab/></text:span><text:tab/><text:span text:style-name="T1"><text:tab/><text:tab/><text:tab/><text:tab/><text:tab/>3.B.1.</text:span>D<text:span text:style-name="T1">.B.2.1.B.1 Koniec gry. Zostaje </text:span><text:tab/><text:tab/><text:tab/><text:tab/><text:tab/><text:tab/><text:tab/><text:tab/><text:span text:style-name="T1">wyświetlone menu.</text:span><text:tab/><text:tab/><text:tab/></text:p>
      <text:p text:style-name="P3">3.<text:span text:style-name="T4">C</text:span> <text:span text:style-name="T3">J</text:span>est to <text:span text:style-name="T4">dwudziesta</text:span> mapa dla danej postaci.</text:p>
      <text:p text:style-name="P2"><text:span text:style-name="T2"><text:tab/>3.C.1</text:span> Gracz wybiera myszką jedno z pól sąsiadujących z już odkrytym polem.</text:p>
      <text:p text:style-name="P2"><text:span text:style-name="T2"><text:tab/></text:span><text:tab/>3.C.1.A Odkryte pole jest puste.</text:p>
      <text:p text:style-name="P2"><text:soft-page-break/><text:span text:style-name="T2"><text:tab/></text:span><text:tab/><text:tab/>3.C.1.A.1 Przejdź do kroku <text:span text:style-name="T2">3.C.1</text:span>.</text:p>
      <text:p text:style-name="P2"><text:span text:style-name="T2"><text:tab/></text:span><text:tab/>3.C.1.B Odkryte pole zawiera przedmiot.</text:p>
      <text:p text:style-name="P2"><text:span text:style-name="T2"><text:tab/></text:span><text:tab/><text:tab/>3.C.1.B.A Gracz podnosi przedmiot </text:p>
      <text:p text:style-name="P2"><text:span text:style-name="T2"><text:tab/></text:span><text:tab/><text:tab/><text:tab/>3.C.1.B.A.1 Przedmiot trafia do plecaka postaci.</text:p>
      <text:p text:style-name="P2"><text:span text:style-name="T2"><text:tab/></text:span><text:tab/><text:tab/><text:tab/>3.C.1.B.A.2 Przejdź do kroku <text:span text:style-name="T2">3.C.1</text:span>.</text:p>
      <text:p text:style-name="P2"><text:span text:style-name="T2"><text:tab/></text:span><text:tab/><text:tab/>3.C.1.B.B Gracz ignoruje przedmiot.</text:p>
      <text:p text:style-name="P2"><text:span text:style-name="T2"><text:tab/></text:span><text:tab/><text:tab/><text:tab/>3.C.1.B.B.1 Przedmiot pozostaje na odkrytym polu.</text:p>
      <text:p text:style-name="P2"><text:span text:style-name="T2"><text:tab/></text:span><text:tab/><text:tab/><text:tab/>3.C.1.B.B.2 Przejdź do kroku <text:span text:style-name="T2">3.C.1</text:span>.</text:p>
      <text:p text:style-name="P2"><text:span text:style-name="T2"><text:tab/></text:span><text:tab/>3.C.1.C Odkryte pole zawiera przeciwnika</text:p>
      <text:p text:style-name="P2"><text:span text:style-name="T2"><text:tab/></text:span><text:tab/><text:tab/>3.C.1.C.A Gracz ignoruje przeciwnika</text:p>
      <text:p text:style-name="P2"><text:span text:style-name="T2"><text:tab/></text:span><text:tab/><text:tab/><text:tab/>3.C.1.C.A.1 Przeciwnik pozostaje na odkrytym polu.</text:p>
      <text:p text:style-name="P2"><text:span text:style-name="T2"><text:tab/></text:span><text:tab/><text:tab/><text:tab/>3.C.1.C.A.2 Przejdź do kroku <text:span text:style-name="T2">3.C.1</text:span>.</text:p>
      <text:p text:style-name="P2"><text:span text:style-name="T2"><text:tab/></text:span><text:tab/><text:tab/>3.C.1.C.B Gracz wybiera walkę z przeciwnikiem.</text:p>
      <text:p text:style-name="P2"><text:span text:style-name="T2"><text:tab/></text:span><text:tab/><text:tab/><text:tab/>3.C.1.C.B.1 Ruch gracza.</text:p>
      <text:p text:style-name="P2"><text:span text:style-name="T2"><text:tab/></text:span><text:tab/><text:tab/><text:tab/><text:tab/>3.C.1.C.B.1.A Gracz atakuje przeciwnika</text:p>
      <text:p text:style-name="P2"><text:span text:style-name="T2"><text:tab/></text:span><text:tab/><text:tab/><text:tab/><text:tab/><text:tab/>3.C.1.C.B.1.A.A Przeciwnik nie umiera</text:p>
      <text:p text:style-name="P2"><text:span text:style-name="T2"><text:tab/></text:span><text:tab/><text:tab/><text:tab/><text:tab/><text:tab/><text:tab/>3.C.1.C.B.1.A.A.1 Przejdź do kroku <text:span text:style-name="T2"><text:tab/><text:tab/><text:tab/><text:tab/><text:tab/><text:tab/><text:tab/><text:tab/></text:span>3.C.1.C.B.<text:span text:style-name="T2">2</text:span></text:p>
      <text:p text:style-name="P2"><text:span text:style-name="T2"><text:tab/></text:span><text:tab/><text:tab/><text:tab/><text:tab/><text:tab/>3.C.1.C.B.1.A.B Przeciwnik umiera</text:p>
      <text:p text:style-name="P2"><text:span text:style-name="T2"><text:tab/></text:span><text:tab/><text:tab/><text:tab/><text:tab/><text:tab/><text:tab/>3.C.1.C.B.1.A.B.1 Postać otrzymuje nagrodę za <text:span text:style-name="T2"><text:tab/><text:tab/><text:tab/><text:tab/><text:tab/><text:tab/><text:tab/></text:span>pokonanie<text:span text:style-name="T2"> </text:span>przeciwnika</text:p>
      <text:p text:style-name="P2"><text:tab/><text:span text:style-name="T2"><text:tab/></text:span><text:tab/><text:tab/><text:tab/><text:tab/><text:tab/>3.C.1.C.B.1.A.B.2 Przejdź do kroku <text:span text:style-name="T2">3.C.1</text:span>.</text:p>
      <text:p text:style-name="P2"><text:tab/><text:span text:style-name="T2"><text:tab/></text:span><text:tab/><text:tab/><text:tab/>3.C.1.C.B.1.B Gracz używa przedmiotu z plecaka</text:p>
      <text:p text:style-name="P2"><text:tab/><text:span text:style-name="T2"><text:tab/></text:span><text:tab/><text:tab/>3.C.1.C.B.2 Ruch przeciwnika.</text:p>
      <text:p text:style-name="P2"><text:tab/><text:span text:style-name="T2"><text:tab/></text:span><text:tab/><text:tab/><text:tab/>3.C.1.C.B.2.1 Przeciwnik atakuje gracza</text:p>
      <text:p text:style-name="P2"><text:tab/><text:span text:style-name="T2"><text:tab/></text:span><text:tab/><text:tab/><text:tab/><text:tab/>3.C.1.C.B.2.1.A Gracz nie ginie</text:p>
      <text:p text:style-name="P2"><text:tab/><text:span text:style-name="T2"><text:tab/></text:span><text:tab/><text:tab/><text:tab/><text:tab/><text:tab/>3.C.1.C.B.2.1.A.1 Przejdź do kroku 3.C.1.C.B.1</text:p>
      <text:p text:style-name="P2"><text:tab/><text:span text:style-name="T2"><text:tab/></text:span><text:tab/><text:tab/><text:tab/><text:tab/>3.C.1.C.B.2.1.B Gracz ginie</text:p>
      <text:p text:style-name="P2"><text:tab/><text:span text:style-name="T2"><text:tab/></text:span><text:tab/><text:tab/><text:tab/><text:tab/><text:tab/>3.C.1.C.B.2.1.B.1 Koniec gry. Zostaje <text:span text:style-name="T2"><text:tab/><text:tab/><text:tab/><text:tab/><text:tab/><text:tab/><text:tab/><text:tab/></text:span>wyświetlone menu.</text:p>
      <text:p text:style-name="P2"><text:tab/><text:span text:style-name="T2"><text:tab/></text:span>3.C.1.D Odkryte pole zawiera <text:span text:style-name="T2">specjalnego przeciwnika</text:span></text:p>
      <text:p text:style-name="P2"><text:span text:style-name="T2"><text:tab/></text:span><text:tab/><text:tab/>3.C.1.<text:span text:style-name="T2">D</text:span>.A Gracz ignoruje przeciwnika</text:p>
      <text:p text:style-name="P2"><text:span text:style-name="T2"><text:tab/></text:span><text:tab/><text:tab/><text:tab/>3.C.1.<text:span text:style-name="T2">D</text:span>.A.1 Przeciwnik pozostaje na odkrytym polu.</text:p>
      <text:p text:style-name="P2"><text:span text:style-name="T2"><text:tab/></text:span><text:tab/><text:tab/><text:tab/>3.C.1<text:span text:style-name="T2">.D</text:span>.A.2 Przejdź do kroku <text:span text:style-name="T2">3.C.1</text:span>.</text:p>
      <text:p text:style-name="P2"><text:span text:style-name="T2"><text:tab/></text:span><text:tab/><text:tab/>3.C.1.<text:span text:style-name="T2">D</text:span>.B Gracz wybiera walkę z<text:span text:style-name="T2">e specjalnym</text:span> przeciwnikiem.</text:p>
      <text:p text:style-name="P2"><text:span text:style-name="T2"><text:tab/></text:span><text:tab/><text:tab/><text:tab/>3.C.1.<text:span text:style-name="T2">D</text:span>.B.1 Ruch gracza.</text:p>
      <text:p text:style-name="P2"><text:span text:style-name="T2"><text:tab/></text:span><text:tab/><text:tab/><text:tab/><text:tab/>3.C.1.<text:span text:style-name="T2">D</text:span>.B.1.A Gracz atakuje przeciwnika</text:p>
      <text:p text:style-name="P2"><text:span text:style-name="T2"><text:tab/></text:span><text:tab/><text:tab/><text:tab/><text:tab/><text:tab/>3.C.1.<text:span text:style-name="T2">D</text:span>.B.1.A.A Przeciwnik nie umiera</text:p>
      <text:p text:style-name="P2"><text:span text:style-name="T2"><text:tab/></text:span><text:tab/><text:tab/><text:tab/><text:tab/><text:tab/><text:tab/>3.C.1.<text:span text:style-name="T2">D</text:span>.B.1.A.A.1 Przejdź do kroku <text:span text:style-name="T2"><text:tab/><text:tab/><text:tab/><text:tab/><text:tab/><text:tab/><text:tab/><text:tab/></text:span>3.C.1.<text:span text:style-name="T2">D</text:span>.B.<text:span text:style-name="T2">2</text:span></text:p>
      <text:p text:style-name="P2"><text:span text:style-name="T2"><text:tab/></text:span><text:tab/><text:tab/><text:tab/><text:tab/><text:tab/>3.C.1.<text:span text:style-name="T2">D</text:span>.B.1.A.B Przeciwnik umiera</text:p>
      <text:p text:style-name="P2"><text:span text:style-name="T2"><text:tab/></text:span><text:tab/><text:tab/><text:tab/><text:tab/><text:tab/><text:tab/>3.C.1.<text:span text:style-name="T2">D</text:span>.B.1.A.B.1 <text:span text:style-name="T4">Koniec gry. Zostaje <text:tab/><text:tab/><text:tab/><text:tab/><text:tab/><text:tab/><text:tab/><text:tab/>wyświetlona informacja o pomyślnym <text:tab/><text:tab/><text:tab/><text:tab/><text:tab/><text:tab/><text:tab/><text:tab/>ukończeniu gry.</text:span></text:p>
      <text:p text:style-name="P2"><text:tab/><text:span text:style-name="T2"><text:tab/></text:span><text:tab/><text:tab/><text:tab/>3.C.1.<text:span text:style-name="T2">D</text:span>.B.1.B Gracz używa przedmiotu z plecaka</text:p>
      <text:p text:style-name="P2"><text:tab/><text:span text:style-name="T2"><text:tab/></text:span><text:tab/><text:tab/>3.C.1.<text:span text:style-name="T2">D</text:span>.B.2 Ruch przeciwnika.</text:p>
      <text:p text:style-name="P2"><text:tab/><text:span text:style-name="T2"><text:tab/></text:span><text:tab/><text:tab/><text:tab/>3.C.1.<text:span text:style-name="T2">D</text:span>.B.2.1 Przeciwnik atakuje gracza</text:p>
      <text:p text:style-name="P2"><text:tab/><text:span text:style-name="T2"><text:tab/></text:span><text:tab/><text:tab/><text:tab/><text:tab/>3.C.1.<text:span text:style-name="T2">D</text:span>.B.2.1.A Gracz nie ginie</text:p>
      <text:p text:style-name="P2"><text:tab/><text:span text:style-name="T2"><text:tab/></text:span><text:tab/><text:tab/><text:tab/><text:tab/><text:tab/>3.C.1.<text:span text:style-name="T2">D</text:span>.B.2.1.A.1 Przejdź do kroku 3.C.1.<text:span text:style-name="T2">D</text:span>.B.1</text:p>
      <text:p text:style-name="P2"><text:tab/><text:span text:style-name="T2"><text:tab/></text:span><text:tab/><text:tab/><text:tab/><text:tab/>3.C.1.<text:span text:style-name="T2">D</text:span>.B.2.1.B Gracz ginie</text:p>
      <text:p text:style-name="P3"><text:span text:style-name="T1"><text:tab/></text:span><text:tab/><text:span text:style-name="T1"><text:tab/><text:tab/><text:tab/><text:tab/><text:tab/>3.C.1.</text:span>D<text:span text:style-name="T1">.B.2.1.B.1 Koniec gry. Zostaje </text:span><text:tab/><text:tab/><text:tab/><text:tab/><text:tab/><text:tab/><text:tab/><text:tab/><text:span text:style-name="T1">wyświetlone menu.</text:span><text:tab/><text:tab/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8:10:54.908000000</meta:creation-date>
    <dc:date>2017-03-03T18:49:03.659000000</dc:date>
    <meta:editing-duration>PT14M50S</meta:editing-duration>
    <meta:editing-cycles>1</meta:editing-cycles>
    <meta:document-statistic meta:table-count="0" meta:image-count="0" meta:object-count="0" meta:page-count="4" meta:paragraph-count="139" meta:word-count="715" meta:character-count="6512" meta:non-whitespace-character-count="5197"/>
    <meta:generator>LibreOffice/5.0.1.2$Windows_X86_64 LibreOffice_project/81898c9f5c0d43f3473ba111d7b351050be20261</meta:generator>
  </office:meta>
</office:document-meta>
</file>